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D9B8880.png" manifest:media-type="image/png"/>
  <manifest:file-entry manifest:full-path="Pictures/10000001000000A00000005534B69EB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Kristen ITC" svg:font-family="'Kristen ITC'" style:font-adornments="Corsivo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ff0000" loext:opacity="100%" style:font-name="Kristen ITC" fo:font-size="32pt" fo:font-style="normal" fo:font-weight="bold" fo:background-color="transparent" style:font-relief="none"/>
    </style:style>
    <style:style style:name="P3" style:family="paragraph">
      <loext:graphic-properties draw:fill="none" draw:fill-color="#ffffff"/>
      <style:text-properties fo:color="#ff0000" loext:opacity="100%" style:font-name="Kristen ITC" fo:font-size="32pt" fo:font-style="normal" fo:font-weight="bold" fo:background-color="transparent" style:font-relief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5.642cm" svg:height="2.997cm" svg:x="4.942cm" svg:y="12.141cm">
          <draw:image xlink:href="Pictures/10000001000000A00000005534B69EB9.png" xlink:type="simple" xlink:show="embed" xlink:actuate="onLoad" draw:mime-type="image/png">
            <text:p/>
          </draw:image>
        </draw:frame>
        <draw:frame draw:style-name="gr2" draw:text-style-name="P3" draw:layer="layout" svg:width="3.419cm" svg:height="1.788cm" svg:x="6.019cm" svg:y="12.603cm">
          <draw:text-box>
            <text:p text:style-name="P2">EXI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Kristen ITC" svg:font-family="'Kristen ITC'" style:font-adornments="Corsivo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64" draw:display-name="Gradient 164" draw:style="linear" draw:start-color="#808080" draw:end-color="#ffffff" draw:start-intensity="100%" draw:end-intensity="100%" draw:angle="0deg" draw:border="0%">
      <loext:gradient-stop svg:offset="0" loext:color-type="rgb" loext:color-value="#808080"/>
      <loext:gradient-stop svg:offset="1" loext:color-type="rgb" loext:color-value="#ffffff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Bitmap_20_23" draw:display-name="Bitmap 23" xlink:href="Pictures/100000000000000800000008BD9B888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5-14T22:11:05.675000000</dc:date>
    <meta:editing-duration>PT2M49S</meta:editing-duration>
    <meta:editing-cycles>1</meta:editing-cycles>
    <meta:document-statistic meta:object-count="2"/>
    <meta:generator>LibreOffice/24.2.3.2$Windows_X86_64 LibreOffice_project/433d9c2ded56988e8a90e6b2e771ee4e6a5ab2ba</meta:generator>
  </office:meta>
</office:document-meta>
</file>